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8C5000000CB84ED74E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2" style:family="table">
      <style:table-properties style:width="17.501cm" table:align="margins"/>
    </style:style>
    <style:style style:name="Tabela12.A" style:family="table-column">
      <style:table-column-properties style:column-width="11.693cm" style:rel-column-width="43784*"/>
    </style:style>
    <style:style style:name="Tabela12.B" style:family="table-column">
      <style:table-column-properties style:column-width="5.808cm" style:rel-column-width="21751*"/>
    </style:style>
    <style:style style:name="Tabela1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fo:background-color="#cccccc" fo:padding="0.097cm" fo:border="0.002cm solid #000000">
        <style:background-image/>
      </style:table-cell-properties>
    </style:style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6.705cm" style:rel-column-width="25105*"/>
    </style:style>
    <style:style style:name="Tabela1.B" style:family="table-column">
      <style:table-column-properties style:column-width="1.591cm" style:rel-column-width="5957*"/>
    </style:style>
    <style:style style:name="Tabela1.C" style:family="table-column">
      <style:table-column-properties style:column-width="9.206cm" style:rel-column-width="34473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5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17.501cm" style:rel-column-width="65535*"/>
    </style:style>
    <style:style style:name="Tabela2.A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501cm" table:align="margins"/>
    </style:style>
    <style:style style:name="Tabela3.A" style:family="table-column">
      <style:table-column-properties style:column-width="17.501cm" style:rel-column-width="65535*"/>
    </style:style>
    <style:style style:name="Tabela3.A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501cm" table:align="margins"/>
    </style:style>
    <style:style style:name="Tabela4.A" style:family="table-column">
      <style:table-column-properties style:column-width="17.501cm" style:rel-column-width="65535*"/>
    </style:style>
    <style:style style:name="Tabela4.A1" style:family="table-cell">
      <style:table-cell-properties fo:background-color="#cccccc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501cm" table:align="margins"/>
    </style:style>
    <style:style style:name="Tabela5.A" style:family="table-column">
      <style:table-column-properties style:column-width="17.501cm" style:rel-column-width="65535*"/>
    </style:style>
    <style:style style:name="Tabela5.A1" style:family="table-cell">
      <style:table-cell-properties fo:background-color="#cccccc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501cm" table:align="margins"/>
    </style:style>
    <style:style style:name="Tabela6.A" style:family="table-column">
      <style:table-column-properties style:column-width="17.501cm" style:rel-column-width="65535*"/>
    </style:style>
    <style:style style:name="Tabela6.A1" style:family="table-cell">
      <style:table-cell-properties fo:background-color="#cccccc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501cm" table:align="margins"/>
    </style:style>
    <style:style style:name="Tabela7.A" style:family="table-column">
      <style:table-column-properties style:column-width="17.501cm" style:rel-column-width="65535*"/>
    </style:style>
    <style:style style:name="Tabela7.A1" style:family="table-cell">
      <style:table-cell-properties fo:background-color="#cccccc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501cm" table:align="margins"/>
    </style:style>
    <style:style style:name="Tabela8.A" style:family="table-column">
      <style:table-column-properties style:column-width="17.501cm" style:rel-column-width="65535*"/>
    </style:style>
    <style:style style:name="Tabela8.A1" style:family="table-cell">
      <style:table-cell-properties fo:background-color="#cccccc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501cm" table:align="margins"/>
    </style:style>
    <style:style style:name="Tabela9.A" style:family="table-column">
      <style:table-column-properties style:column-width="17.501cm" style:rel-column-width="65535*"/>
    </style:style>
    <style:style style:name="Tabela9.A1" style:family="table-cell">
      <style:table-cell-properties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.501cm" table:align="margins"/>
    </style:style>
    <style:style style:name="Tabela11.A" style:family="table-column">
      <style:table-column-properties style:column-width="17.501cm" style:rel-column-width="65535*"/>
    </style:style>
    <style:style style:name="Tabela11.A1" style:family="table-cell">
      <style:table-cell-properties fo:background-color="#cccccc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501cm" table:align="margins"/>
    </style:style>
    <style:style style:name="Tabela10.A" style:family="table-column">
      <style:table-column-properties style:column-width="17.501cm" style:rel-column-width="65535*"/>
    </style:style>
    <style:style style:name="Tabela10.A1" style:family="table-cell">
      <style:table-cell-properties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.501cm" table:align="margins"/>
    </style:style>
    <style:style style:name="Tabela14.A" style:family="table-column">
      <style:table-column-properties style:column-width="8.751cm" style:rel-column-width="32767*"/>
    </style:style>
    <style:style style:name="Tabela14.B" style:family="table-column">
      <style:table-column-properties style:column-width="8.751cm" style:rel-column-width="32768*"/>
    </style:style>
    <style:style style:name="Tabela14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Humnst777 BT" fo:font-size="9pt" style:font-size-asian="9pt" style:font-size-complex="9pt"/>
    </style:style>
    <style:style style:name="P3" style:family="paragraph" style:parent-style-name="Standard">
      <style:text-properties style:font-name="Humnst777 BT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umnst777 B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Humnst777 BT" fo:font-size="13pt" style:font-size-asian="11.3500003814697pt" style:font-size-complex="13pt"/>
    </style:style>
    <style:style style:name="P9" style:family="paragraph" style:parent-style-name="Table_20_Contents">
      <style:text-properties style:font-name="Humnst777 BT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Humnst777 BT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14" style:family="paragraph" style:parent-style-name="Table_20_Contents">
      <style:text-properties style:font-name="Humnst777 BT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TÉCNICO</text:p>
      <text:p text:style-name="P7">PROGRAMA DE CAPACITAÇÃO INSTITUCIONAL - PCI</text:p>
      <text:p text:style-name="P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">[ X ] PARCIAL<text:tab/><text:tab/><text:tab/><text:tab/><text:tab/>[ <text:s text:c="3"/>] FINAL</text:p>
          </table:table-cell>
          <table:table-cell table:style-name="Tabela12.B1" office:value-type="string">
            <text:p text:style-name="P5">Data do relatório: __ / __ / _____</text:p>
          </table:table-cell>
        </table:table-row>
      </table:table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 table:protected="true">
            <text:p text:style-name="P5">1. IDENTIFICAÇÃO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 table:protected="true">
            <text:p text:style-name="P3">Instituição: CENTRO DE TECNOLOGIA DA INFORMAÇÃO RENATO ARCHER - CTI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3">Supervisor: André Ricardo Abed Grégio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3">Bolsista: Alexandre Or Cansian Baruque</text:p>
          </table:table-cell>
          <table:covered-table-cell/>
          <table:covered-table-cell/>
        </table:table-row>
        <table:table-row>
          <table:table-cell table:style-name="Tabela1.A5" table:number-columns-spanned="2" office:value-type="string" table:protected="true">
            <text:p text:style-name="P3">Nº do Processo Institucional: 455193/2013-4 </text:p>
          </table:table-cell>
          <table:covered-table-cell/>
          <table:table-cell table:style-name="Tabela1.A2" office:value-type="string">
            <text:p text:style-name="P3">Nº do Processo Individual: </text:p>
          </table:table-cell>
        </table:table-row>
        <table:table-row>
          <table:table-cell table:style-name="Tabela1.A5" office:value-type="string">
            <text:p text:style-name="P3">Modalidade/Nível de bolsa: <text:s/>ITI 1-A</text:p>
          </table:table-cell>
          <table:table-cell table:style-name="Tabela1.A2" table:number-columns-spanned="2" office:value-type="string">
            <text:p text:style-name="P3">Período de Vigência da bolsa: 01/06/2014 30/04/2015 </text:p>
          </table:table-cell>
          <table:covered-table-cell/>
        </table:table-row>
        <table:table-row>
          <table:table-cell table:style-name="Tabela1.A2" table:number-columns-spanned="3" office:value-type="string">
            <text:p text:style-name="P3">Período de Referência do Relatório Técnico: </text:p>
          </table:table-cell>
          <table:covered-table-cell/>
          <table:covered-table-cell/>
        </table:table-row>
      </table:table>
      <text:p text:style-name="P3"/>
      <table:table table:name="Tabela2" table:style-name="Tabela2">
        <table:table-column table:style-name="Tabela2.A"/>
        <table:table-row>
          <table:table-cell table:style-name="Tabela2.A1" office:value-type="string" table:protected="true">
            <text:p text:style-name="P5">2. RESUMO DO PROJETO</text:p>
          </table:table-cell>
        </table:table-row>
        <table:table-row>
          <table:table-cell table:style-name="Tabela2.A2" office:value-type="string">
            <text:p text:style-name="P10">O projeto tem como objetivo a implantação de um sistema para o tratamento e visualização de dados coletados através de sensores participantes de uma infraesturua de coleta de programas maliciosos.</text:p>
            <text:p text:style-name="P10"/>
            <text:p text:style-name="P10">Esse sistema foi desenvolvido fazendo o uso de tecnologias web para o desenvolvimento de um um serviço de visualização dos dados relacionando posição geográficas da origem do ataque com o local e hora da coleta.</text:p>
            <text:p text:style-name="P10"/>
            <text:p text:style-name="P10">Assim tornando possível que um análista treinado fazendo uso das ferramentas desenvolvidas seja capás de identificar padrões e tendências das atividades maliciosas registradas. </text:p>
            <text:p text:style-name="P10"/>
          </table:table-cell>
        </table:table-row>
      </table:table>
      <text:p text:style-name="P3"/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p text:style-name="P5">3. ATIVIDADES DESENVOLVIDAS</text:p>
          </table:table-cell>
        </table:table-row>
        <table:table-row>
          <table:table-cell table:style-name="Tabela3.A2" office:value-type="string">
            <text:p text:style-name="P10">Estudo de conceitos sobre visualização de dados através do uso de frameworks de desenvolvimento web como Django e Javascript, em específico foi estudado extensivamente o uso de bibliotecas para <text:s/>D3 e Jvectormap.</text:p>
            <text:p text:style-name="P10"/>
            <text:p text:style-name="P10">Foi definido a arquiterura utilizada para a implantaçãos da infraestrutura básica utlizada pelos servidor web <text:s/>utilizado para a visualização dos dados, e em outros sistemas nescessários para a administração dos serviçoes.</text:p>
            <text:p text:style-name="P10"/>
            <text:p text:style-name="P10">Foi instalado as ferramentas e outros softwares nescessários para a implementação de um protótipo em uma máquina desktop provida pelo orientador.</text:p>
            <text:p text:style-name="P10"/>
            <text:p text:style-name="P10">Ao longo de todas as atividades desenvolvidas foi também feito a documentação do projeto assim como outros relatórios exigidos.</text:p>
            <text:p text:style-name="P10"/>
          </table:table-cell>
        </table:table-row>
      </table:table>
      <text:p text:style-name="P3"/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p text:style-name="P5">4. METODOLOGIA</text:p>
          </table:table-cell>
        </table:table-row>
        <table:table-row>
          <table:table-cell table:style-name="Tabela4.A2" office:value-type="string">
            <text:p text:style-name="P10">Houve uma fase inicial no qual foi aquirido conhecimento para fazer decisões de design inicial do projeto, <text:s/>tais como escolha de ferramentas e frameworks a serem utilizados. Para isso obervou-se as ferramentas e projetos de visualizção já existentes com objetivos e funcionalidades similares as que pretendemos implementar em nosso projeto, entre elas honeynet, viking e dioneaFR.</text:p>
            <text:p text:style-name="P10"/>
            <text:p text:style-name="P10">Após realizado esse estudo e definidos as ferramentas a serem utlizadas o bolsista começou a adquirir proficiência nos frameworks e ferramentas a serem utilizados pelo projeto: Django, Jquery, Jvectormap, D3js, <text:soft-page-break/>GeoIP, ionotify</text:p>
            <text:p text:style-name="P10"/>
            <text:p text:style-name="P10">--Para o controle de versão foi utilizado o git, sendo criado um repositorio privado no GitHub</text:p>
            <text:p text:style-name="P10"/>
            <text:p text:style-name="P10">O framework em python Django foi a escolhido para constituir da infraestrutura principal do projeto, tendo como função prover servições de administração back-end assim como servir o código a ser executado pelo cliente em um web browser através de conexões http.</text:p>
            <text:p text:style-name="P10"/>
            <text:p text:style-name="P10">--Fez se uso de ferramentas disponibilizadas pelo django para gerenciar a base de dados</text:p>
            <text:p text:style-name="P10"/>
            <text:p text:style-name="P10">--Foi criado rotinas em shell script para consolidar dados presentes na maquina de prototipagem em uma base de dados sqlite3</text:p>
            <text:p text:style-name="P10"/>
            <text:p text:style-name="P10">Uma arquitetura REST criada fazendo uso de funcionalidades do Django, isso implica em que o acoplamento entre o cliente e o servidor seja frouxo o que é importante pois modificações em qualquer um dos lados possui um impacto minímo ao resto do sistema. O sistema REST realiza consultas na base de dados e serializa os dados para serem encaminhados ao cliente executando javascrip no formato JSON.</text:p>
            <text:p text:style-name="P10"/>
            <text:p text:style-name="P10">Para solucionar o o problema de relacionar o ip de origem do ataque com sua posicao geografica no mundo real foi utilizado da ferramente GeoIP, que permite baixar uma base relacional de IPS e latitude longitude e com isso é possível traduzir a maioria dos ips para localizações no mapa, obtendo também país e cidade de origem. </text:p>
            <text:p text:style-name="P10"/>
            <text:p text:style-name="P10">--O lado do cliente foi executado fazendo uso da linguagem javascript e as bibliotecas de código aberto jquery, jvectormap e d3js.</text:p>
            <text:p text:style-name="P10"/>
            <text:p text:style-name="P10">--A máquina na qual o prototipo está instalado faz o pooling dos dados coletados por sensores espalhados <text:s/>pelo páis.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3"/>
      <table:table table:name="Tabela5" table:style-name="Tabela5">
        <table:table-column table:style-name="Tabela5.A"/>
        <table:table-row>
          <table:table-cell table:style-name="Tabela5.A1" office:value-type="string" table:protected="true">
            <text:p text:style-name="P5">5. RESULTADOS</text:p>
          </table:table-cell>
        </table:table-row>
        <table:table-row>
          <table:table-cell table:style-name="Tabela5.A2" office:value-type="string">
            <text:p text:style-name="P10">Foi criado um sistema para representar visualmente dados coletados por honeypots.</text:p>
            <text:p text:style-name="P10"/>
            <text:p text:style-name="P10">O resultado final foi um protótipo de uma ferramenta para que permite a visualização de dados de ataques maliciosos a sensores distribuidos em um mapa correlacionando a origem do ataque(coordenadas) com a frequencia (raio)</text:p>
            <text:p text:style-name="P10"/>
            <text:p text:style-name="P10">---- IMAGEM FERRAMENTA -----</text:p>
            <text:p text:style-name="P10"/>
            <text:p text:style-name="P10">Detalhar tecnicamente o funcionamento do mapa, circulos representam </text:p>
            <text:p text:style-name="P10"/>
            <text:p text:style-name="P10">Variar os dados de acordo com o momento que o ataque foi detectado pelo sensor. 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3"/>
      <table:table table:name="Tabela6" table:style-name="Tabela6">
        <table:table-column table:style-name="Tabela6.A"/>
        <table:table-row>
          <table:table-cell table:style-name="Tabela6.A1" office:value-type="string" table:protected="true">
            <text:p text:style-name="P5">6. DISCUSSÃO / CONSIDERAÇÔES FINAIS</text:p>
          </table:table-cell>
        </table:table-row>
        <table:table-row>
          <table:table-cell table:style-name="Tabela6.A2" office:value-type="string">
            <text:p text:style-name="P9">Ainda nescessita fazer o desenvolvimento de procedimentos para tratamento dos dados</text:p>
            <text:p text:style-name="P9"/>
            <text:p text:style-name="P9">mencionar que ainda nescessita definir um bom periode de tempo para amostragens do intervalo temporal dos dados, mas que isso requer testes empiricos</text:p>
            <text:p text:style-name="P9"/>
            <text:p text:style-name="P9">Questões de usabilidade</text:p>
            <text:p text:style-name="P9"><text:soft-page-break/></text:p>
            <text:p text:style-name="P9">Melhorar a performance / tempo de resposta – cache</text:p>
            <text:p text:style-name="P10"/>
          </table:table-cell>
        </table:table-row>
      </table:table>
      <text:p text:style-name="P3"/>
      <table:table table:name="Tabela7" table:style-name="Tabela7">
        <table:table-column table:style-name="Tabela7.A"/>
        <table:table-row>
          <table:table-cell table:style-name="Tabela7.A1" office:value-type="string" table:protected="true">
            <text:p text:style-name="P5">7. CONHECIMENTOS ADQUIRIDOS</text:p>
          </table:table-cell>
        </table:table-row>
        <table:table-row>
          <table:table-cell table:style-name="Tabela7.A2" office:value-type="string">
            <text:p text:style-name="P6">7.1. Aplicabilidade</text:p>
            <text:p text:style-name="P4">framework jvectormap</text:p>
            <text:p text:style-name="P4">fswatch</text:p>
            <text:p text:style-name="P4">django REST</text:p>
            <text:p text:style-name="P4">base dedados</text:p>
            <text:p text:style-name="P4">administracao de sistemas</text:p>
            <text:p text:style-name="P4"/>
            <text:p text:style-name="P4"/>
          </table:table-cell>
        </table:table-row>
        <table:table-row>
          <table:table-cell table:style-name="Tabela7.A2" office:value-type="string">
            <text:p text:style-name="P6">7.2. Incorporação de novas técnicas</text:p>
            <text:p text:style-name="P4">REST</text:p>
            <text:p text:style-name="P4"/>
            <text:p text:style-name="P4"/>
            <text:p text:style-name="P4"/>
          </table:table-cell>
        </table:table-row>
        <table:table-row>
          <table:table-cell table:style-name="Tabela7.A2" office:value-type="string">
            <text:p text:style-name="P6">7.3. Geração de produtos e processos</text:p>
            <text:p text:style-name="P4">Ao longo do projeto desenvolvi um cliente em javascript que permite a visualização de dados não específicos em um mapa de forma genérica, pondendo assim ser reutilizado para futuros projetos no qual a representação de dados nos quais sua posição geográfica possui importância.</text:p>
            <text:p text:style-name="P4"/>
          </table:table-cell>
        </table:table-row>
        <table:table-row>
          <table:table-cell table:style-name="Tabela7.A2" office:value-type="string">
            <text:p text:style-name="P6">7.4. Contribuição da participação no projeto para sua formação</text:p>
            <text:p text:style-name="P4">Participar no projeto contribuiu para o meu conhecimento de ferramentas para uma rápida prototipação e impantação de serviços webs, tais conhecimentos não são restritos a área de pesquisa mas sim também para o mercado de trabalho, onde no modelo de startups o tempo para a execução de um projeto é capás de determinar o futuro da empresa.</text:p>
            <text:p text:style-name="P4"/>
            <text:p text:style-name="P4"/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 table:protected="true">
            <text:p text:style-name="P5">8. PARTICIPAÇÃO EM EVENTOS TÉCNICO-CIENTÍFICOS E SIMILARES</text:p>
          </table:table-cell>
        </table:table-row>
        <table:table-row>
          <table:table-cell table:style-name="Tabela8.A2" office:value-type="string">
            <text:p text:style-name="P10">Apresentação de artigos, trabalhos, resumos, palestras, pôsteres. Caso houver, relacionar de acordo com as normas ABNT.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3"/>
      <table:table table:name="Tabela9" table:style-name="Tabela9">
        <table:table-column table:style-name="Tabela9.A"/>
        <table:table-row>
          <table:table-cell table:style-name="Tabela9.A1" office:value-type="string" table:protected="true">
            <text:p text:style-name="P5">9. PUBLICAÇÕES TÉCNICAS, CIENTÍFICAS E DE INOVAÇÃO ESTRITAMENTE RELACIONADAS À BOLSA/VIGÊNCIA</text:p>
          </table:table-cell>
        </table:table-row>
        <table:table-row>
          <table:table-cell table:style-name="Tabela9.A2" office:value-type="string">
            <text:p text:style-name="P10">Caso houver, relacionar de acordo com as normas ABNT para Referências Bibliográficas. 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3"/>
      <table:table table:name="Tabela11" table:style-name="Tabela11">
        <table:table-column table:style-name="Tabela11.A"/>
        <table:table-row>
          <table:table-cell table:style-name="Tabela11.A1" office:value-type="string" table:protected="true">
            <text:p text:style-name="P5">10. DEPÓSITO DE PATENTES ESTRITAMENTE RELACIONADAS À BOLSA</text:p>
          </table:table-cell>
        </table:table-row>
        <table:table-row>
          <table:table-cell table:style-name="Tabela11.A2" office:value-type="string">
            <text:p text:style-name="P10">Caso houver, informar nome completo do(s) inventor(es) e o título da(s) patente(s)</text:p>
            <text:p text:style-name="P10"/>
            <text:p text:style-name="P10"/>
            <text:p text:style-name="P10"><text:soft-page-break/></text:p>
            <text:p text:style-name="P10"/>
            <text:p text:style-name="P10"/>
          </table:table-cell>
        </table:table-row>
      </table:table>
      <text:p text:style-name="P3"/>
      <table:table table:name="Tabela10" table:style-name="Tabela10">
        <table:table-column table:style-name="Tabela10.A"/>
        <table:table-row>
          <table:table-cell table:style-name="Tabela10.A1" office:value-type="string" table:protected="true">
            <text:p text:style-name="P5">11. OUTROS RESULTADOS</text:p>
          </table:table-cell>
        </table:table-row>
        <table:table-row>
          <table:table-cell table:style-name="Tabela10.A2" office:value-type="string">
            <text:p text:style-name="P10">Exemplo: Relatórios técnicos, apostila/descrições de métodos, normas, produto tecnológico, serviço tecnológico, processos, técnicas, sistemas, modelos, métodos, desenho técnico e diagrama, documento de software e sistema da qualidade, especificação de macroprocesso, especificação de produto e de software, estudo prospectivo, instrução para execução de procedimento, manual de instruções - técnico e usuário, folha de dados de produto, pareceres sobre artigo científico (revisor de periódico), parecer técnico e laudo, relatório de aferição, relatório de atividades de participação em eventos técnicos científicos, textos didáticos</text:p>
          </table:table-cell>
        </table:table-row>
      </table:table>
      <text:p text:style-name="P3"/>
      <text:p text:style-name="P3"/>
      <text:p text:style-name="P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">_______________________________</text:p>
          </table:table-cell>
          <table:table-cell table:style-name="Tabela14.A1" office:value-type="string">
            <text:p text:style-name="P11">_______________________________</text:p>
          </table:table-cell>
        </table:table-row>
        <table:table-row>
          <table:table-cell table:style-name="Tabela14.A1" office:value-type="string">
            <text:p text:style-name="P12">Assinatura do bolsista</text:p>
          </table:table-cell>
          <table:table-cell table:style-name="Tabela14.A1" office:value-type="string">
            <text:p text:style-name="P12">Assinatura do Supervis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3" style:family="table">
      <style:table-properties style:width="17.501cm" table:align="margins"/>
    </style:style>
    <style:style style:name="Tabela13.A" style:family="table-column">
      <style:table-column-properties style:column-width="17.501cm" style:rel-column-width="65535*"/>
    </style:style>
    <style:style style:name="Tabela1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Humnst777 BT"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false"/>
      </style:header-style>
      <style:footer-style>
        <style:header-footer-properties fo:min-height="0.6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width="17cm" svg:height="1.543cm" draw:z-index="3"><draw:image xlink:href="Pictures/10000000000008C5000000CB84ED74ED.jpg" xlink:type="simple" xlink:show="embed" xlink:actuate="onLoad"/></draw:frame></text:p>
      </style:header>
      <style:footer>
        <table:table table:name="Tabela13" table:style-name="Tabela13">
          <table:table-column table:style-name="Tabela13.A"/>
          <table:table-row>
            <table:table-cell table:style-name="Tabela13.A1" office:value-type="string">
              <text:p text:style-name="MP2">Página <text:page-number text:select-page="current">3</text:page-number> / 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2:55:41.386000000</meta:creation-date>
    <dc:date>2015-04-24T11:08:48</dc:date>
    <meta:editing-duration>P5DT10H54M51S</meta:editing-duration>
    <meta:editing-cycles>55</meta:editing-cycles>
    <meta:generator>OpenOffice.org/3.4.1$Unix OpenOffice.org_project/341m1$Build-9593</meta:generator>
    <meta:document-statistic meta:table-count="14" meta:image-count="1" meta:object-count="0" meta:page-count="4" meta:paragraph-count="71" meta:word-count="1041" meta:character-count="6948"/>
  </office:meta>
</office:document-meta>
</file>